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3838f" officeooo:paragraph-rsid="0013838f"/>
    </style:style>
    <style:style style:name="P2" style:family="paragraph" style:parent-style-name="Text_20_body">
      <style:text-properties officeooo:rsid="0013838f" officeooo:paragraph-rsid="0013838f"/>
    </style:style>
    <style:style style:name="P3" style:family="paragraph" style:parent-style-name="Text_20_body">
      <style:text-properties officeooo:paragraph-rsid="0013838f"/>
    </style:style>
    <style:style style:name="P4" style:family="paragraph" style:parent-style-name="Title">
      <style:text-properties officeooo:rsid="00140fab" officeooo:paragraph-rsid="00140fab"/>
    </style:style>
    <style:style style:name="P5" style:family="paragraph" style:parent-style-name="Table_20_Contents">
      <style:text-properties officeooo:rsid="00140fab" officeooo:paragraph-rsid="00140fab"/>
    </style:style>
    <style:style style:name="P6" style:family="paragraph" style:parent-style-name="Text_20_body">
      <style:text-properties officeooo:rsid="00140fab" officeooo:paragraph-rsid="00140fab"/>
    </style:style>
    <style:style style:name="P7" style:family="paragraph" style:parent-style-name="Text_20_body">
      <style:text-properties fo:font-weight="normal" officeooo:rsid="00140fab" officeooo:paragraph-rsid="00140fab" style:font-weight-asian="normal" style:font-weight-complex="normal"/>
    </style:style>
    <style:style style:name="P8" style:family="paragraph" style:parent-style-name="Heading_20_1">
      <style:paragraph-properties fo:break-before="page"/>
      <style:text-properties officeooo:rsid="0013838f" officeooo:paragraph-rsid="0013838f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2">
      <style:text-properties officeooo:rsid="00140fab" officeooo:paragraph-rsid="00140fab"/>
    </style:style>
    <style:style style:name="P11" style:family="paragraph" style:parent-style-name="Text_20_body" style:list-style-name="L1">
      <style:text-properties officeooo:rsid="00140fab" officeooo:paragraph-rsid="00140fab"/>
    </style:style>
    <style:style style:name="P12" style:family="paragraph" style:parent-style-name="Text_20_body" style:list-style-name="L2">
      <style:text-properties officeooo:rsid="00140fab" officeooo:paragraph-rsid="00140fab"/>
    </style:style>
    <style:style style:name="P13" style:family="paragraph" style:parent-style-name="Text_20_body" style:list-style-name="L3">
      <style:text-properties officeooo:rsid="00140fab" officeooo:paragraph-rsid="00140fab"/>
    </style:style>
    <style:style style:name="P14" style:family="paragraph" style:parent-style-name="Text_20_body" style:list-style-name="L3">
      <style:text-properties officeooo:rsid="0015fda0" officeooo:paragraph-rsid="0015fda0"/>
    </style:style>
    <style:style style:name="P15" style:family="paragraph" style:parent-style-name="Text_20_body">
      <style:text-properties fo:font-weight="bold" officeooo:rsid="00140fab" officeooo:paragraph-rsid="00140fab" style:font-weight-asian="bold" style:font-weight-complex="bold"/>
    </style:style>
    <style:style style:name="P16" style:family="paragraph" style:parent-style-name="Text_20_body">
      <style:text-properties fo:font-weight="bold" officeooo:rsid="0015fda0" officeooo:paragraph-rsid="0015fda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1b7d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venda fácil</text:p>
      <text:p text:style-name="P2"/>
      <text:h text:style-name="P8" text:outline-level="1">Versão do Projeto</text:h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">Data</text:p>
          </table:table-cell>
          <table:table-cell table:style-name="Tabela1.A1" office:value-type="string">
            <text:p text:style-name="P1">Autor</text:p>
          </table:table-cell>
          <table:table-cell table:style-name="Tabela1.C1" office:value-type="string">
            <text:p text:style-name="P1">Versão</text:p>
          </table:table-cell>
        </table:table-row>
        <table:table-row>
          <table:table-cell table:style-name="Tabela1.A2" office:value-type="string">
            <text:p text:style-name="P5">14/06/23</text:p>
          </table:table-cell>
          <table:table-cell table:style-name="Tabela1.A2" office:value-type="string">
            <text:p text:style-name="P5">Anderson Fonseca</text:p>
          </table:table-cell>
          <table:table-cell table:style-name="Tabela1.C2" office:value-type="string">
            <text:p text:style-name="P5">0.1</text:p>
          </table:table-cell>
        </table:table-row>
      </table:table>
      <text:p text:style-name="P3"/>
      <text:p text:style-name="P3"/>
      <text:h text:style-name="P8" text:outline-level="1">Índice</text:h>
      <text:p text:style-name="P3"/>
      <text:h text:style-name="P9" text:outline-level="1">1 Visão Geral</text:h>
      <text:p text:style-name="P6">Revenda Fácil é um sistema que serve como auxílio às revendedoras de produtos de revistas na gestão, controle de estoque e oferta de produtos para clientes, ofertando os produtos possibilitando a venda de produtos que já possui em estoque e a compra de produtos das campanhas das empresas da qual a revendedora é filiada.</text:p>
      <text:h text:style-name="Heading_20_2" text:outline-level="2">1.1 Introdução</text:h>
      <text:p text:style-name="P6">As revendedoras de produtos de revistas de empresas como Avon, Natura, Jequiti, etc, muitas vezes compram produtos a mais do que é pedido pelas clientes para obterem um lucro maior na revenda e muitas vezes tem a dificuldade de gerenciar estes produtos e calcular a sua margem de lucro.</text:p>
      <text:p text:style-name="P6">Para a solução através da tecnologia o sistema Revenda Fácil vem ajudar nessa questão para o controle de estoque desses produtos e gerenciamento financeiro dos mesmos para que as revendedoras possam ter um controle do quanto vão ganhar de seus produtos, prazo de validade, aplicação de desconto obtendo uma margem de lucro e uma visão dos produtos mais vendidos.</text:p>
      <text:h text:style-name="Heading_20_2" text:outline-level="2">1.2 O Sistema</text:h>
      <text:p text:style-name="P6">O sistema deve possibilitar a gravação dos dados do estoque de forma persistente, que seja acessado pelas revendedoras e que o controle de estoque e preço dos produtos possam ser gerenciados tanto que a revendedora possa saber se um produto requisitado pelos seus clientes está ou não em estoque, caso não esteja que possa solicitar na empresa que oferece o produto, que possa aplicar descontos em seus produtos caso queira e que o desconto possa ser possibilitado tanto no produto em si como no pedido como um todo.</text:p>
      <text:p text:style-name="P6">Também deve haver no sistema um marketplace ou vitrine para que as clientes possam selecionar produtos e a revendedora possa saber quais os produtos possui e quais deve solicitar para a empresa fabricante.</text:p>
      <text:h text:style-name="Heading_20_3" text:outline-level="3">1.2.1 Plataformas de atuação</text:h>
      <text:p text:style-name="P6">As plataformas de atuação são:</text:p>
      <text:list text:style-name="L1">
        <text:list-item>
          <text:p text:style-name="P11">Navegador Web</text:p>
        </text:list-item>
        <text:list-item>
          <text:p text:style-name="P11">Mobile</text:p>
        </text:list-item>
      </text:list>
      <text:h text:style-name="P10" text:outline-level="2">1.3 publico alvo</text:h>
      <text:p text:style-name="P6">Revendedoras de produtos de revistas de qualquer tipo e compradores interessados nesses produtos.</text:p>
      <text:h text:style-name="Heading_20_2" text:outline-level="2">1.4 Observações</text:h>
      <text:list text:style-name="L2">
        <text:list-item>
          <text:p text:style-name="P12">Tecnologias a serem usadas serão de responsabilidade do time de desenvolvimento</text:p>
        </text:list-item>
        <text:list-item>
          <text:p text:style-name="P12">Como serão ofertados nas plataformas será responsabilidade do time de desenvolvimento, mas deve haver alguma solicitação para essas plataformas</text:p>
        </text:list-item>
        <text:list-item>
          <text:p text:style-name="P12"><text:soft-page-break/>A priorização das partes do projeto serão obrigação dos times envolvidos no desenvolvimento</text:p>
        </text:list-item>
      </text:list>
      <text:h text:style-name="Heading_20_2" text:outline-level="2">2 Funcionalidades</text:h>
      <text:h text:style-name="Heading_20_3" text:outline-level="3">2.1 Estoque de produtos</text:h>
      <text:p text:style-name="P6">Para o estoque de produtos é necessário que esses possam ser persistidos e que contenham alguns dados que serão de suma importância para seu controle:</text:p>
      <text:list xml:id="list2590193175" text:style-name="L3">
        <text:list-item>
          <text:p text:style-name="P13">Nome do produto</text:p>
        </text:list-item>
        <text:list-item>
          <text:p text:style-name="P14">Código do produto</text:p>
        </text:list-item>
        <text:list-item>
          <text:p text:style-name="P13">Categoria</text:p>
        </text:list-item>
        <text:list-item>
          <text:p text:style-name="P13">Nome do fabricante</text:p>
        </text:list-item>
        <text:list-item>
          <text:p text:style-name="P13">Campanha da oferta</text:p>
        </text:list-item>
        <text:list-item>
          <text:p text:style-name="P13">Data de validade</text:p>
        </text:list-item>
        <text:list-item>
          <text:p text:style-name="P13">Preço de custo para o revendedor</text:p>
        </text:list-item>
        <text:list-item>
          <text:p text:style-name="P13">Preço para venda</text:p>
        </text:list-item>
        <text:list-item>
          <text:p text:style-name="P13">Desconto</text:p>
        </text:list-item>
        <text:list-item>
          <text:p text:style-name="P13">Margem de lucro</text:p>
        </text:list-item>
        <text:list-item>
          <text:p text:style-name="P13">Imagem do produto</text:p>
        </text:list-item>
        <text:list-item>
          <text:p text:style-name="P13">Quantidade em estoque</text:p>
        </text:list-item>
        <text:list-item>
          <text:p text:style-name="P13">Ativo na campanha atual?</text:p>
        </text:list-item>
      </text:list>
      <text:p text:style-name="P7">Descrição da função de cada campo:</text:p>
      <text:p text:style-name="P15">Nome do produto:<text:span text:style-name="T1"> Nome pelo qual o produto é descrito pelo fabricante e o mesmo é exibido na revista de demonstração.</text:span></text:p>
      <text:p text:style-name="P16">Código do produto<text:span text:style-name="T1">: este código do produto vai ser o código que está nas revistas ou informativos dos produtos da marca que o oferece.</text:span></text:p>
      <text:p text:style-name="P16">Categoria<text:span text:style-name="T1">: Em forma de tag ou marcação produtos podem ser agrupados.</text:span></text:p>
      <text:p text:style-name="P16">Nome do fabricante<text:span text:style-name="T1">: No da empresa que fabricou o produto.</text:span></text:p>
      <text:p text:style-name="P16">Campanha da oferta<text:span text:style-name="T1">: Todas as empresas que oferecem seus produtos elas os lançam em campanhas este campo informa em qual campanha determinado produto foi adquirido.</text:span></text:p>
      <text:p text:style-name="P16">Data de validade<text:span text:style-name="T1">: data de validade na qual o produto vai vencer.</text:span></text:p>
      <text:p text:style-name="P16">Preço de custo para o revendedor<text:span text:style-name="T1">: Esse preço de custo é o valor que o produto custou para o revendedor, este valor não é o valor do preço de revenda.</text:span></text:p>
      <text:p text:style-name="P16">Preço de venda: <text:span text:style-name="T1">Preço sugerido de venda e o qual o cliente acaba visualizando nos informativos das campanhas ativas.</text:span></text:p>
      <text:p text:style-name="P16"><text:soft-page-break/>Desconto<text:span text:style-name="T1">: Valor de desconto que pode ser aplicado pela revendedora em relação ao produto diminuindo o valor de acordo com o valor de revenda.</text:span></text:p>
      <text:p text:style-name="P16">Margem de lucro<text:span text:style-name="T1">: valor em porcentagem o monetário que vai exibir o quanto a pessoa vai ganhar ou perder de acordo com o valor de custo e o de revenda após manipular o valor final para o cliente depois de aplicar o desconto.</text:span></text:p>
      <text:p text:style-name="P16">Imagem do produto:<text:span text:style-name="T1"> para melhor identificar o produto que está trabalhando terá a imagem do mesmo para um identificação visual.</text:span></text:p>
      <text:p text:style-name="P16">Quantidade em estoque<text:span text:style-name="T1">: quantidade de produtos que a revendedora tem em seu estoque, produtos que possui para pronta entrega sem necessitar fazer o pedido para a fabricante.</text:span></text:p>
      <text:p text:style-name="P16">Ativo na campanha atual?<text:span text:style-name="T1">: Modo de tornar visual se o produto </text:span><text:span text:style-name="T2">não</text:span><text:span text:style-name="T1"> foi ofertado na campanha atual ou se ele não vai estar mais em campanhas posteriores à sua aquisição.</text:span></text:p>
      <text:p text:style-name="P16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6:49:19.009992394</meta:creation-date>
    <dc:date>2023-06-20T21:56:53.101756943</dc:date>
    <meta:editing-duration>PT10H56M11S</meta:editing-duration>
    <meta:editing-cycles>5</meta:editing-cycles>
    <meta:generator>LibreOffice/7.5.4.2$Linux_X86_64 LibreOffice_project/f5df176c80caea84288e6d2ddbbc413e4968a422</meta:generator>
    <meta:document-statistic meta:table-count="1" meta:image-count="0" meta:object-count="0" meta:page-count="6" meta:paragraph-count="57" meta:word-count="767" meta:character-count="4488" meta:non-whitespace-character-count="3796"/>
  </office:meta>
</office:document-meta>
</file>